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201000003AF000002122E1A4B7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808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cc0000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6.256cm"/>
    </style:style>
    <style:style style:name="pr9" style:family="presentation" style:parent-style-name="Default-subtitle">
      <style:graphic-properties draw:fill-color="#ffffff" fo:min-height="12.18cm"/>
    </style:style>
    <style:style style:name="P1" style:family="paragraph">
      <style:text-properties style:font-name="Nimbus Mono L2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fo:font-weight="bold" style:font-size-asian="24pt" style:font-weight-asian="bold" style:font-size-complex="24pt" style:font-weight-complex="bold"/>
    </style:style>
    <style:style style:name="P4" style:family="paragraph"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text-properties style:font-name="Liberation Mono1"/>
    </style:style>
    <style:style style:name="P6" style:family="paragraph">
      <style:text-properties style:font-name="Liberation Mono1" fo:font-size="18pt"/>
    </style:style>
    <style:style style:name="P7" style:family="paragraph">
      <style:text-properties fo:font-size="20pt"/>
    </style:style>
    <style:style style:name="P8" style:family="paragraph">
      <style:text-properties style:font-name="Liberation Mono1" fo:font-weight="bold" style:font-weight-asian="bold" style:font-weight-complex="bold"/>
    </style:style>
    <style:style style:name="P9" style:family="paragraph">
      <style:text-properties style:font-name="Nimbus Mono L2" fo:font-weight="bold" style:font-weight-asian="bold" style:font-weight-complex="bold"/>
    </style:style>
    <style:style style:name="P10" style:family="paragraph">
      <style:text-properties style:font-name="Liberation Mono1" fo:font-size="32pt" fo:font-weight="bold" style:font-weight-asian="bold" style:font-weight-complex="bold"/>
    </style:style>
    <style:style style:name="T1" style:family="text">
      <style:text-properties style:font-name="Nimbus Mono L2" fo:font-weight="normal" style:font-weight-asian="normal" style:font-weight-complex="normal"/>
    </style:style>
    <style:style style:name="T2" style:family="text">
      <style:text-properties style:font-name="Nimbus Mono L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2" fo:font-size="18pt" style:font-size-asian="18pt" style:font-size-complex="18pt"/>
    </style:style>
    <style:style style:name="T4" style:family="text">
      <style:text-properties fo:font-size="36pt" fo:font-weight="bold" style:font-size-asian="24pt" style:font-weight-asian="bold" style:font-size-complex="24pt" style:font-weight-complex="bold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size="18pt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style:font-name="Nimbus Mono L2" fo:font-weight="bold" style:font-weight-asian="bold" style:font-weight-complex="bold"/>
    </style:style>
    <style:style style:name="T10" style:family="text">
      <style:text-properties style:font-name="Liberation Mono1"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usic Videos and</text:span></text:p>
            <text:p><text:span text:style-name="T1">Gastronomification for</text:span></text:p>
            <text:p><text:span text:style-name="T1">Big Data Analysis</text:span></text:p>
            <text:p><text:span text:style-name="T2">Thomas Levine</text:span></text:p>
            <text:p><text:span text:style-name="T3">csv soundsytem</text:span></text:p>
            <text:p><text:span text:style-name="T3"/></text:p>
            <text:p><text:span text:style-name="T3"/></text:p>
            <text:p><text:span text:style-name="T3"><text:a xlink:href="http://strataconf.com/strata2014/public/schedule/detail/31767" xlink:type="simple">http://strataconf.com/strata2014/public/schedule/detail/31767</text:a></text:span></text:p>
            <text:p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2" draw:layer="layout" svg:width="14.039cm" svg:height="14.039cm" svg:x="2.94cm" svg:y="2.66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7.762cm" svg:height="3.529cm" svg:x="3.003cm" svg:y="8.589cm">
          <draw:text-box>
            <text:p text:style-name="P2"><text:span text:style-name="T4">Voluminous</text:span></text:p>
            <text:p text:style-name="P2"><text:span text:style-name="T4">data</text:span></text:p>
          </draw:text-box>
        </draw:frame>
        <draw:frame draw:style-name="gr4" draw:text-style-name="P3" draw:layer="layout" svg:width="5.866cm" svg:height="3.529cm" svg:x="18.264cm" svg:y="8.89cm">
          <draw:text-box>
            <text:p text:style-name="P2"><text:span text:style-name="T4">Complex</text:span></text:p>
            <text:p text:style-name="P2"><text:span text:style-name="T4">data</text:span></text:p>
          </draw:text-box>
        </draw:frame>
        <draw:frame draw:style-name="gr4" draw:text-style-name="P4" draw:layer="layout" svg:width="3.978cm" svg:height="4.611cm" svg:x="12.06cm" svg:y="7.546cm">
          <draw:text-box>
            <text:p text:style-name="P2"><text:span text:style-name="T5">Big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5" draw:text-style-name="P2" draw:layer="layout" svg:width="10.16cm" svg:height="17.01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3" draw:layer="layout" svg:width="7.987cm" svg:height="3.529cm" svg:x="13.925cm" svg:y="8.081cm">
          <draw:text-box>
            <text:p text:style-name="P2"><text:span text:style-name="T4">Voluminous</text:span></text:p>
            <text:p text:style-name="P2"><text:span text:style-name="T4">spreadsheet</text:span></text:p>
          </draw:text-box>
        </draw:frame>
        <draw:frame draw:style-name="gr4" draw:text-style-name="P5" draw:layer="layout" svg:width="11.932cm" svg:height="17.939cm" svg:x="1.778cm" svg:y="2.119cm">
          <draw:text-box>
            <text:p><text:span text:style-name="T6">rowid <text:s/>price <text:s/>updated <text:s text:c="2"/></text:span></text:p>
            <text:p><text:span text:style-name="T6">----- <text:s/>----- <text:s/>------</text:span></text:p>
            <text:p><text:span text:style-name="T6">1 <text:s text:c="6"/>750 <text:s text:c="2"/>1391226689</text:span></text:p>
            <text:p><text:span text:style-name="T6">2 <text:s text:c="5"/>1398</text:span></text:p>
            <text:p><text:span text:style-name="T6">3 <text:s text:c="6"/>905 <text:s text:c="2"/>1391220478</text:span></text:p>
            <text:p><text:span text:style-name="T6">4 <text:s text:c="6"/>815 <text:s text:c="2"/>1391230147</text:span></text:p>
            <text:p><text:span text:style-name="T6">5 <text:s text:c="6"/>724</text:span></text:p>
            <text:p><text:span text:style-name="T6">6 <text:s text:c="5"/>1180</text:span></text:p>
            <text:p><text:span text:style-name="T6">7 <text:s text:c="7"/>50 <text:s text:c="2"/>1391229252</text:span></text:p>
            <text:p><text:span text:style-name="T6">8 <text:s text:c="6"/>400 <text:s text:c="18"/></text:span></text:p>
            <text:p><text:span text:style-name="T6">9 <text:s text:c="5"/>3400 <text:s text:c="2"/>1391229855</text:span></text:p>
            <text:p><text:span text:style-name="T6">10 <text:s text:c="5"/>400</text:span></text:p>
            <text:p><text:span text:style-name="T6">11 <text:s text:c="4"/>1200</text:span></text:p>
            <text:p><text:span text:style-name="T6">12 <text:s text:c="4"/>3995</text:span></text:p>
            <text:p><text:span text:style-name="T6">13 <text:s text:c="5"/>550</text:span></text:p>
            <text:p><text:span text:style-name="T6">14 <text:s text:c="5"/>150</text:span></text:p>
            <text:p><text:span text:style-name="T6">15 <text:s text:c="5"/>700</text:span></text:p>
            <text:p><text:span text:style-name="T6">16 <text:s text:c="5"/>650</text:span></text:p>
            <text:p><text:span text:style-name="T6">17 <text:s text:c="4"/>3700 <text:s text:c="2"/>1391230209</text:span></text:p>
            <text:p><text:span text:style-name="T6">18 <text:s text:c="4"/>1290</text:span></text:p>
            <text:p><text:span text:style-name="T6">19 <text:s text:c="5"/>650</text:span></text:p>
            <text:p><text:span text:style-name="T6">20 <text:s text:c="5"/>950</text:span></text:p>
            <text:p><text:span text:style-name="T6">... <text:s text:c="4"/>... <text:s text:c="5"/>...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6" draw:text-style-name="P2" draw:layer="layout" svg:width="24.638cm" svg:height="6.096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3" draw:layer="layout" svg:width="7.987cm" svg:height="3.529cm" svg:x="13.925cm" svg:y="8.081cm">
          <draw:text-box>
            <text:p text:style-name="P2"><text:span text:style-name="T4">Complex</text:span></text:p>
            <text:p text:style-name="P2"><text:span text:style-name="T4">spreadsheet</text:span></text:p>
          </draw:text-box>
        </draw:frame>
        <draw:frame draw:style-name="gr4" draw:text-style-name="P6" draw:layer="layout" svg:width="21.457cm" svg:height="5.41cm" svg:x="2.078cm" svg:y="2.119cm">
          <draw:text-box>
            <text:p><text:span text:style-name="T7">id <text:s/>price updated <text:s text:c="4"/>long <text:s text:c="6"/>lat <text:s text:c="6"/>zip <text:s text:c="5"/>...</text:span></text:p>
            <text:p><text:span text:style-name="T7">-- <text:s/>----- ---------- <text:s/>---------- --------- ----- <text:s/></text:span></text:p>
            <text:p><text:span text:style-name="T7">1 <text:s text:c="3"/>750 <text:s/>1391226689 <text:s/>-97.772741 30.437796 78729 <text:s text:c="3"/>...</text:span></text:p>
            <text:p><text:span text:style-name="T7">2 <text:s text:c="2"/>1398 <text:s text:c="12"/>-122.68216 <text:s/>45.52551 <text:s/>97209 <text:s text:c="3"/>...</text:span></text:p>
            <text:p><text:span text:style-name="T7">3 <text:s text:c="3"/>905 <text:s/>1391220478 <text:s/>-76.467017 42.47831 <text:s/>14850 <text:s text:c="3"/>...</text:span></text:p>
            <text:p><text:span text:style-name="T7">4 <text:s text:c="3"/>815 <text:s/>1391230147 <text:s/>-105.27003 40.003697 80302 <text:s text:c="3"/>...</text:span></text:p>
            <text:p><text:span text:style-name="T7">5 <text:s text:c="3"/>724 <text:s text:c="13"/>-104.99784 39.745692 80204 <text:s text:c="3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6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3" draw:layer="layout" svg:width="7.987cm" svg:height="3.529cm" svg:x="13.925cm" svg:y="8.081cm">
          <draw:text-box>
            <text:p text:style-name="P2"><text:span text:style-name="T4">Big</text:span></text:p>
            <text:p text:style-name="P2"><text:span text:style-name="T4">spreadsheet</text:span></text:p>
          </draw:text-box>
        </draw:frame>
        <draw:custom-shape draw:style-name="gr5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know how to visualize<text:line-break/>voluminous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latfora</text:p>
              </text:list-item>
              <text:list-item>
                <text:p>BigVis</text:p>
              </text:list-item>
              <text:list-item>
                <text:p>Datameer</text:p>
              </text:list-item>
              <text:list-item>
                <text:p>Zoomdata</text:p>
              </text:list-item>
              <text:list-item>
                <text:p>Splunk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5.199cm" svg:height="16.255cm" svg:x="1.4cm" svg:y="0.837cm" presentation:class="subtitle">
          <draw:text-box>
            <text:p><text:span text:style-name="T8">What about complex dat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<text:span text:style-name="T6">Add an example of geom_guacamo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5" draw:layer="layout" svg:width="12.296cm" svg:height="12.179cm" svg:x="1.4cm" svg:y="4.914cm" presentation:class="outline" presentation:placeholder="true">
          <draw:text-box/>
        </draw:frame>
        <draw:frame presentation:style-name="pr5" draw:layer="layout" svg:width="12.296cm" svg:height="12.179cm" svg:x="14.311cm" svg:y="4.914cm" presentation:class="outline">
          <draw:text-box>
            <text:list text:style-name="L2">
              <text:list-item>
                <text:p>Visuals, music, and food can all do each level</text:p>
              </text:list-item>
              <text:list-item>
                <text:p>Interval is more difficult with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http://en.wikipedia.org/wiki/Level_of_measurement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Explain what Decisive does]</text:p>
              </text:list-item>
              <text:list-item>
                <text:p>[Explain how much stuff is flowing through the system]</text:p>
              </text:list-item>
              <text:list-item>
                <text:p>Using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3.506cm" svg:x="1.4cm" svg:y="4.872cm" presentation:class="title" presentation:user-transformed="true">
          <draw:text-box>
            <text:p>Non-geeks understand<text:line-break/>music and food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8" draw:text-style-name="P9" draw:layer="layout" svg:width="25.199cm" svg:height="16.256cm" svg:x="1.4cm" svg:y="0.837cm" presentation:class="subtitle" presentation:user-transformed="true">
          <draw:text-box>
            <text:p text:style-name="P9"><text:span text:style-name="T9">Realtime big data</text:span></text:p>
            <text:p text:style-name="P9"><text:span text:style-name="T9">gastronomif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otKarot &amp; OpenSauce<text:line-break/>(www.hotkarot.cz)</text:p>
          </draw:text-box>
        </draw:frame>
        <draw:frame presentation:style-name="pr9" draw:layer="layout" svg:width="25.199cm" svg:height="12.18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5.199cm" svg:height="16.255cm" svg:x="1.4cm" svg:y="0.837cm" presentation:class="subtitle">
          <draw:text-box>
            <text:p><text:span text:style-name="T10">Benefits of musicification</text:span></text:p>
            <text:p><text:span text:style-name="T10">and gastronomification</text:span></text:p>
            <text:p><text:span text:style-name="T10">that we did not exp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-driven cul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cos (geom_taco) for the fiscal policy thing</text:p>
              </text:list-item>
              <text:list-item>
                <text:p>Or maybe FMS Symphony and the F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gaging young audienc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51.9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office:forms form:automatic-focus="false" form:apply-design-mode="false"/>
      <draw:frame draw:style-name="Mgr4" draw:text-style-name="MP4" draw:layer="backgroundobjects" svg:width="27.999cm" svg:height="20.988cm" svg:x="0cm" svg:y="0.012cm">
        <draw:image xlink:href="Pictures/10000201000003AF000002122E1A4B74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2.18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1.2$Linux_X86_64 LibreOffice_project/410m0$Build-2</meta:generator>
    <dc:date>2014-02-10T15:26:58.547422060</dc:date>
    <meta:editing-duration>PT1H7M24S</meta:editing-duration>
    <meta:editing-cycles>26</meta:editing-cycles>
    <meta:document-statistic meta:object-count="107"/>
  </office:meta>
</office:document-meta>
</file>